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28cm" svg:stroke-color="#000000" draw:marker-start-width="0.242cm" draw:marker-end="Arrow" draw:marker-end-width="0.245cm" draw:fill="none" draw:textarea-vertical-align="bottom" fo:padding-top="0.139cm" fo:padding-bottom="0.139cm" fo:padding-left="0.264cm" fo:padding-right="0.264cm"/>
    </style:style>
    <style:style style:name="gr2" style:family="graphic" style:parent-style-name="objectwithoutfill">
      <style:graphic-properties svg:stroke-width="0.028cm" svg:stroke-color="#000000" draw:marker-start="" draw:marker-start-width="0.242cm" draw:marker-end="Arrow" draw:marker-end-width="0.245cm" draw:fill="none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0.214cm"/>
    </style:style>
    <style:style style:name="gr4" style:family="graphic" style:parent-style-name="standard">
      <style:graphic-properties svg:stroke-color="#9daebf" draw:fill-color="#9daebf" draw:textarea-horizontal-align="justify" draw:textarea-vertical-align="middle" draw:auto-grow-height="false" fo:min-height="2.444cm" fo:min-width="2.194cm"/>
    </style:style>
    <style:style style:name="gr5" style:family="graphic" style:parent-style-name="measure">
      <style:graphic-properties svg:stroke-width="0.028cm" draw:marker-start-width="0.242cm" draw:marker-end-width="0.242cm" draw:textarea-vertical-align="middle"/>
    </style:style>
    <style:style style:name="P1" style:family="paragraph">
      <style:paragraph-properties fo:margin-left="0.508cm" fo:margin-right="0.051cm" fo:margin-top="0.203cm" fo:margin-bottom="0.559cm" fo:text-align="center" fo:text-indent="-0.203cm"/>
    </style:style>
    <style:style style:name="P2" style:family="paragraph">
      <style:paragraph-properties fo:margin-left="0.508cm" fo:margin-right="0.051cm" fo:margin-top="0.356cm" fo:margin-bottom="0.813cm" fo:text-align="center" fo:text-indent="-0.203cm"/>
    </style:style>
    <style:style style:name="P3" style:family="paragraph">
      <loext:graphic-properties draw:fill="none"/>
      <style:paragraph-properties fo:margin-left="0.508cm" fo:margin-right="0.051cm" fo:margin-top="0.203cm" fo:margin-bottom="0.559cm" fo:text-align="center" fo:text-indent="-0.203cm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fo:font-style="italic" style:font-size-asian="9pt" style:font-size-complex="9pt"/>
    </style:style>
    <style:style style:name="P6" style:family="paragraph">
      <loext:graphic-properties draw:fill-color="#9daebf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fo:font-style="italic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3" draw:layer="layout" svg:x1="3.388cm" svg:y1="5.891cm" svg:x2="3.388cm" svg:y2="5.002cm">
          <text:p text:style-name="P1"><text:span text:style-name="T1"/></text:p>
          <text:p text:style-name="P1"><text:span text:style-name="T1"/></text:p>
          <text:p text:style-name="P1"><text:span text:style-name="T1"><text:s/></text:span></text:p>
          <text:p text:style-name="P1"><text:span text:style-name="T1"/></text:p>
          <text:p text:style-name="P1"><text:span text:style-name="T1"/></text:p>
          <text:p text:style-name="P2"><text:span text:style-name="T1"/></text:p>
        </draw:line>
        <draw:line draw:style-name="gr2" draw:text-style-name="P4" draw:layer="layout" svg:x1="3.388cm" svg:y1="5.891cm" svg:x2="4.404cm" svg:y2="5.891cm">
          <text:p/>
        </draw:line>
        <draw:frame draw:style-name="gr3" draw:text-style-name="P5" draw:layer="layout" svg:width="0.714cm" svg:height="0.649cm" svg:x="3.033cm" svg:y="4.531cm">
          <draw:text-box>
            <text:p><text:span text:style-name="T2">x</text:span></text:p>
          </draw:text-box>
        </draw:frame>
        <draw:frame draw:style-name="gr3" draw:text-style-name="P5" draw:layer="layout" svg:width="0.714cm" svg:height="0.649cm" svg:x="4.196cm" svg:y="5.539cm">
          <draw:text-box>
            <text:p><text:span text:style-name="T2">y</text:span></text:p>
          </draw:text-box>
        </draw:frame>
        <draw:custom-shape draw:style-name="gr4" draw:text-style-name="P6" draw:layer="layout" svg:width="3.81cm" svg:height="3.81cm" svg:x="4.283cm" svg:y="2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5" draw:text-style-name="P7" draw:layer="measurelines" svg:x1="4.283cm" svg:y1="3.321cm" svg:x2="8.093cm" svg:y2="3.321cm">
          <text:p text:style-name="P7">diameter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4" svg:stroke-color="#000000" draw:marker-start="Arrow" draw:marker-start-width="0.2cm" draw:marker-end="Arrow" draw:marker-end-width="0.2cm" draw:fill="none" draw:fill-gradient-name="Gradient_20_2" draw:fill-hatch-name="Hatching_20_1" draw:fill-image-name="Bitmap_20_1" draw:shadow-offset-x="0.203cm" draw:shadow-offset-y="0.203cm" draw:line-distance="0.991cm" draw:guide-overhang="0.254cm" draw:guide-distance="-0.991cm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8T22:38:31.452812656</meta:creation-date>
    <dc:date>2018-08-03T17:58:01.308435651</dc:date>
    <meta:editing-duration>PT44M50S</meta:editing-duration>
    <meta:editing-cycles>15</meta:editing-cycles>
    <meta:generator>LibreOffice/6.0.3.2$Linux_X86_64 LibreOffice_project/00m0$Build-2</meta:generator>
    <meta:document-statistic meta:object-count="6"/>
  </office:meta>
</office:document-meta>
</file>